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4"/>
    <style:style style:name="ce11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12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6" style:family="table-cell" style:parent-style-name="Default" style:data-style-name="N0">
      <style:table-cell-properties fo:background-color="#94bd5e" style:text-align-source="fix" style:repeat-content="false" fo:wrap-option="wrap"/>
      <style:paragraph-properties fo:text-align="center" fo:margin-left="0in"/>
    </style:style>
    <style:style style:name="ce17" style:family="table-cell" style:parent-style-name="Default" style:data-style-name="N0">
      <style:table-cell-properties fo:background-color="#94bd5e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5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11" office:value-type="string">
            <text:p>Cost to Build</text:p>
          </table:table-cell>
          <table:table-cell table:style-name="ce14" office:value-type="string">
            <text:p>Number of Boards</text:p>
          </table:table-cell>
          <table:table-cell table:style-name="ce16" office:value-type="string">
            <text:p>Parts to Order</text:p>
          </table:table-cell>
          <table:table-cell table:style-name="ce18" office:value-type="string">
            <text:p>Cost of Order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2];[.H2])" office:value-type="currency" office:currency="USD" office:value="0.3">
            <text:p>$0.30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2];[.J2])" office:value-type="float" office:value="30">
            <text:p>30</text:p>
          </table:table-cell>
          <table:table-cell table:style-name="ce19" table:formula="of:=PRODUCT([.K2];[.H2])" office:value-type="currency" office:currency="USD" office:value="3">
            <text:p>$3.00</text:p>
          </table:table-cell>
          <table:table-cell table:number-columns-repeated="101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9" office:value-type="currency" office:currency="USD" office:value="0.0498">
            <text:p>$0.05</text:p>
          </table:table-cell>
          <table:table-cell table:style-name="ce9" table:formula="of:=PRODUCT([.A3];[.H3])" office:value-type="currency" office:currency="USD" office:value="0.3486">
            <text:p>$0.35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3];[.J3])" office:value-type="float" office:value="70">
            <text:p>70</text:p>
          </table:table-cell>
          <table:table-cell table:style-name="ce19" table:formula="of:=PRODUCT([.K3];[.H3])" office:value-type="currency" office:currency="USD" office:value="3.486">
            <text:p>$3.49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9" office:value-type="currency" office:currency="USD" office:value="0.4">
            <text:p>$0.40</text:p>
          </table:table-cell>
          <table:table-cell table:style-name="ce9" table:formula="of:=PRODUCT([.A4];[.H4])" office:value-type="currency" office:currency="USD" office:value="0.4">
            <text:p>$0.40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4];[.J4])" office:value-type="float" office:value="10">
            <text:p>10</text:p>
          </table:table-cell>
          <table:table-cell table:style-name="ce19" table:formula="of:=PRODUCT([.K4];[.H4])" office:value-type="currency" office:currency="USD" office:value="4">
            <text:p>$4.0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9" office:value-type="currency" office:currency="USD" office:value="0.128">
            <text:p>$0.13</text:p>
          </table:table-cell>
          <table:table-cell table:style-name="ce9" table:formula="of:=PRODUCT([.A5];[.H5])" office:value-type="currency" office:currency="USD" office:value="0.256">
            <text:p>$0.26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5];[.J5])" office:value-type="float" office:value="20">
            <text:p>20</text:p>
          </table:table-cell>
          <table:table-cell table:style-name="ce19" table:formula="of:=PRODUCT([.K5];[.H5])" office:value-type="currency" office:currency="USD" office:value="2.56">
            <text:p>$2.56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9" office:value-type="currency" office:currency="USD" office:value="0.31">
            <text:p>$0.31</text:p>
          </table:table-cell>
          <table:table-cell table:style-name="ce9" table:formula="of:=PRODUCT([.A6];[.H6])" office:value-type="currency" office:currency="USD" office:value="0.31">
            <text:p>$0.31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6];[.J6])" office:value-type="float" office:value="10">
            <text:p>10</text:p>
          </table:table-cell>
          <table:table-cell table:style-name="ce19" table:formula="of:=PRODUCT([.K6];[.H6])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9" office:value-type="currency" office:currency="USD" office:value="0.28">
            <text:p>$0.28</text:p>
          </table:table-cell>
          <table:table-cell table:style-name="ce9" table:formula="of:=PRODUCT([.A7];[.H7])" office:value-type="currency" office:currency="USD" office:value="0.28">
            <text:p>$0.28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7];[.J7])" office:value-type="float" office:value="10">
            <text:p>10</text:p>
          </table:table-cell>
          <table:table-cell table:style-name="ce19" table:formula="of:=PRODUCT([.K7];[.H7])" office:value-type="currency" office:currency="USD" office:value="2.8">
            <text:p>$2.8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D2,3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8];[.H8])" office:value-type="currency" office:currency="USD" office:value="0.18">
            <text:p>$0.18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8];[.J8])" office:value-type="float" office:value="20">
            <text:p>20</text:p>
          </table:table-cell>
          <table:table-cell table:style-name="ce19" table:formula="of:=PRODUCT([.K8];[.H8])" office:value-type="currency" office:currency="USD" office:value="1.8">
            <text:p>$1.8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Red LED</text:p>
          </table:table-cell>
          <table:table-cell table:style-name="ce4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H N974-KN-1</text:p>
          </table:table-cell>
          <table:table-cell table:style-name="ce4" office:value-type="string">
            <text:p>475-1416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9];[.H9])" office:value-type="currency" office:currency="USD" office:value="0.09">
            <text:p>$0.09</text:p>
          </table:table-cell>
          <table:table-cell table:style-name="ce8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9" table:formula="of:=PRODUCT([.K9];[.H9])" office:value-type="currency" office:currency="USD" office:value="0.9">
            <text:p>$0.9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10];[.H10])" office:value-type="currency" office:currency="USD" office:value="0.1">
            <text:p>$0.10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0];[.J10])" office:value-type="float" office:value="10">
            <text:p>10</text:p>
          </table:table-cell>
          <table:table-cell table:style-name="ce19" table:formula="of:=PRODUCT([.K10];[.H10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9" office:value-type="currency" office:currency="USD" office:value="0.02">
            <text:p>$0.02</text:p>
          </table:table-cell>
          <table:table-cell table:style-name="ce9" table:formula="of:=PRODUCT([.A11];[.H11])" office:value-type="currency" office:currency="USD" office:value="0.12">
            <text:p>$0.12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1];[.J11])" office:value-type="float" office:value="60">
            <text:p>60</text:p>
          </table:table-cell>
          <table:table-cell table:style-name="ce19" table:formula="of:=PRODUCT([.K11];[.H11])" office:value-type="currency" office:currency="USD" office:value="1.2">
            <text:p>$1.20</text:p>
          </table:table-cell>
          <table:table-cell table:number-columns-repeated="101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4" office:value-type="string">
            <text:p>ERJ-8GEYJ102V</text:p>
          </table:table-cell>
          <table:table-cell table:style-name="ce4" office:value-type="string">
            <text:p>P1.0KECT-ND</text:p>
          </table:table-cell>
          <table:table-cell table:style-name="ce9" office:value-type="currency" office:currency="USD" office:value="0.0242">
            <text:p>$0.02</text:p>
          </table:table-cell>
          <table:table-cell table:style-name="ce9" table:formula="of:=PRODUCT([.A12];[.H12])" office:value-type="currency" office:currency="USD" office:value="0.1936">
            <text:p>$0.19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2];[.J12])" office:value-type="float" office:value="80">
            <text:p>80</text:p>
          </table:table-cell>
          <table:table-cell table:style-name="ce19" table:formula="of:=PRODUCT([.K12];[.H12])" office:value-type="currency" office:currency="USD" office:value="1.936">
            <text:p>$1.94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9" office:value-type="currency" office:currency="USD" office:value="0.03">
            <text:p>$0.03</text:p>
          </table:table-cell>
          <table:table-cell table:style-name="ce9" table:formula="of:=PRODUCT([.A13];[.H13])" office:value-type="currency" office:currency="USD" office:value="0.03">
            <text:p>$0.03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3];[.J13])" office:value-type="float" office:value="10">
            <text:p>10</text:p>
          </table:table-cell>
          <table:table-cell table:style-name="ce19" table:formula="of:=PRODUCT([.K13];[.H13])" office:value-type="currency" office:currency="USD" office:value="0.3">
            <text:p>$0.3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6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9" office:value-type="currency" office:currency="USD" office:value="0.099">
            <text:p>$0.10</text:p>
          </table:table-cell>
          <table:table-cell table:style-name="ce9" table:formula="of:=PRODUCT([.A14];[.H14])" office:value-type="currency" office:currency="USD" office:value="0.198">
            <text:p>$0.20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4];[.J14])" office:value-type="float" office:value="20">
            <text:p>20</text:p>
          </table:table-cell>
          <table:table-cell table:style-name="ce19" table:formula="of:=PRODUCT([.K14];[.H14])" office:value-type="currency" office:currency="USD" office:value="1.98">
            <text:p>$1.98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9" office:value-type="currency" office:currency="USD" office:value="4.05">
            <text:p>$4.05</text:p>
          </table:table-cell>
          <table:table-cell table:style-name="ce9" table:formula="of:=PRODUCT([.A15];[.H15])" office:value-type="currency" office:currency="USD" office:value="4.05">
            <text:p>$4.05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5];[.J15])" office:value-type="float" office:value="10">
            <text:p>10</text:p>
          </table:table-cell>
          <table:table-cell table:style-name="ce19" table:formula="of:=PRODUCT([.K15];[.H15])" office:value-type="currency" office:currency="USD" office:value="40.5">
            <text:p>$40.5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9" office:value-type="currency" office:currency="USD" office:value="23.51">
            <text:p>$23.51</text:p>
          </table:table-cell>
          <table:table-cell table:style-name="ce9" office:value-type="currency" office:currency="USD" office:value="0">
            <text:p>$0.00</text:p>
          </table:table-cell>
          <table:table-cell table:style-name="ce8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9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18pF 4-SMD</text:p>
          </table:table-cell>
          <table:table-cell table:style-name="ce1" office:value-type="string">
            <text:p>CTS-Frequency Controls</text:p>
          </table:table-cell>
          <table:table-cell table:style-name="ce1" office:value-type="string">
            <text:p>405C35D16M00000</text:p>
          </table:table-cell>
          <table:table-cell table:style-name="ce1" office:value-type="string">
            <text:p>CTX820CT-ND</text:p>
          </table:table-cell>
          <table:table-cell table:style-name="ce9" office:value-type="currency" office:currency="USD" office:value="1.159">
            <text:p>$1.16</text:p>
          </table:table-cell>
          <table:table-cell table:style-name="ce9" table:formula="of:=PRODUCT([.A17];[.H17])" office:value-type="currency" office:currency="USD" office:value="1.159">
            <text:p>$1.16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7];[.J17])" office:value-type="float" office:value="10">
            <text:p>10</text:p>
          </table:table-cell>
          <table:table-cell table:style-name="ce19" table:formula="of:=PRODUCT([.K17];[.H17])" office:value-type="currency" office:currency="USD" office:value="11.59">
            <text:p>$11.59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9" office:value-type="currency" office:currency="USD" office:value="0.65">
            <text:p>$0.65</text:p>
          </table:table-cell>
          <table:table-cell table:style-name="ce9" table:formula="of:=PRODUCT([.A18];[.H18])" office:value-type="currency" office:currency="USD" office:value="0.65">
            <text:p>$0.65</text:p>
          </table:table-cell>
          <table:table-cell table:style-name="ce8" office:value-type="float" office:value="10">
            <text:p>10</text:p>
          </table:table-cell>
          <table:table-cell table:style-name="ce17" table:formula="of:=PRODUCT([.A18];[.J18])" office:value-type="float" office:value="10">
            <text:p>10</text:p>
          </table:table-cell>
          <table:table-cell table:style-name="ce19" table:formula="of:=PRODUCT([.K18];[.H18])" office:value-type="currency" office:currency="USD" office:value="6.5">
            <text:p>$6.5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9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table:style-name="ce2" table:number-columns-repeated="8"/>
          <table:table-cell table:style-name="ce12"/>
          <table:table-cell table:number-columns-repeated="1015"/>
        </table:table-row>
        <table:table-row table:style-name="ro2">
          <table:table-cell table:number-columns-repeated="6"/>
          <table:table-cell table:style-name="ce7" office:value-type="string">
            <text:p>Total Cost To Build</text:p>
          </table:table-cell>
          <table:table-cell table:style-name="ce1"/>
          <table:table-cell table:style-name="ce13" table:formula="of:=SUM([.I2:.I19])" office:value-type="currency" office:currency="USD" office:value="10.0652">
            <text:p>$10.07</text:p>
          </table:table-cell>
          <table:table-cell table:style-name="ce10"/>
          <table:table-cell/>
          <table:table-cell table:formula="of:=SUM([.L2:.L17])" office:value-type="currency" office:currency="USD" office:value="80.152">
            <text:p>$80.15</text:p>
          </table:table-cell>
          <table:table-cell table:number-columns-repeated="1012"/>
        </table:table-row>
        <table:table-row table:style-name="ro2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8" office:value-type="string">
            <text:p>Selling Price</text:p>
          </table:table-cell>
          <table:table-cell/>
          <table:table-cell table:style-name="ce13" table:formula="of:=PRODUCT([.I21];[.F22])" office:value-type="currency" office:currency="USD" office:value="16.97898588">
            <text:p>$16.98</text:p>
          </table:table-cell>
          <table:table-cell table:style-name="ce10" table:formula="of:=PRODUCT([.J2];[.I22])" office:value-type="currency" office:currency="USD" office:value="169.7898588">
            <text:p>$169.79</text:p>
          </table:table-cell>
          <table:table-cell table:number-columns-repeated="1014"/>
        </table:table-row>
        <table:table-row table:style-name="ro2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8" office:value-type="string">
            <text:p>USA Shipping</text:p>
          </table:table-cell>
          <table:table-cell table:style-name="ce10" office:value-type="currency" office:currency="USD" office:value="5.35">
            <text:p>$5.35</text:p>
          </table:table-cell>
          <table:table-cell table:style-name="ce10" table:formula="of:=[.H23]" office:value-type="currency" office:currency="USD" office:value="5.35">
            <text:p>$5.35</text:p>
          </table:table-cell>
          <table:table-cell table:style-name="ce10"/>
          <table:table-cell table:number-columns-repeated="1014"/>
        </table:table-row>
        <table:table-row table:style-name="ro2" table:visibility="collapse">
          <table:table-cell table:number-columns-repeated="6"/>
          <table:table-cell table:style-name="ce8"/>
          <table:table-cell/>
          <table:table-cell table:style-name="ce10"/>
          <table:table-cell table:style-name="ce15" table:formula="of:=SUM([.J22];-[.J21])" office:value-type="currency" office:currency="USD" office:value="169.7898588">
            <text:p>$169.79</text:p>
          </table:table-cell>
          <table:table-cell office:value-type="string">
            <text:p>Profit per Batch</text:p>
          </table:table-cell>
          <table:table-cell table:number-columns-repeated="1013"/>
        </table:table-row>
        <table:table-row table:style-name="ro2" table:visibility="collapse">
          <table:table-cell table:number-columns-repeated="5"/>
          <table:table-cell office:value-type="string">
            <text:p>Quantity 1</text:p>
          </table:table-cell>
          <table:table-cell table:style-name="ce8" office:value-type="string">
            <text:p>Total Shipped Cost</text:p>
          </table:table-cell>
          <table:table-cell/>
          <table:table-cell table:style-name="ce10" table:formula="of:=SUM([.I22];[.I23])" office:value-type="currency" office:currency="USD" office:value="22.32898588">
            <text:p>$22.33</text:p>
          </table:table-cell>
          <table:table-cell table:style-name="ce10" table:formula="of:=SUM([.I22];-[.I21])" office:value-type="currency" office:currency="USD" office:value="6.91378588">
            <text:p>$6.91</text:p>
          </table:table-cell>
          <table:table-cell office:value-type="string">
            <text:p>Profit per Board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6/12/2013</text:date>, <text:time>12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6-12T12:49:10</dc:date>
    <meta:editing-cycles>57</meta:editing-cycles>
    <meta:editing-duration>PT10H03M29S</meta:editing-duration>
    <meta:document-statistic meta:table-count="1" meta:cell-count="241" meta:object-count="0"/>
  </office:meta>
</office:document-meta>
</file>